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15.65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24.15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84.1pt"/>
    </style:style>
    <style:style style:name="co10" style:family="table-column">
      <style:table-column-properties fo:break-before="auto" style:column-width="14.66pt"/>
    </style:style>
    <style:style style:name="co11" style:family="table-column">
      <style:table-column-properties fo:break-before="auto" style:column-width="29.31pt"/>
    </style:style>
    <style:style style:name="co12" style:family="table-column">
      <style:table-column-properties fo:break-before="auto" style:column-width="12.36pt"/>
    </style:style>
    <style:style style:name="co13" style:family="table-column">
      <style:table-column-properties fo:break-before="auto" style:column-width="33.96pt"/>
    </style:style>
    <style:style style:name="co14" style:family="table-column">
      <style:table-column-properties fo:break-before="auto" style:column-width="26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Śr czas ms</text:p>
          </table:table-cell>
          <table:table-cell office:value-type="string" calcext:value-type="string">
            <text:p>Ilośc elem</text:p>
          </table:table-cell>
          <table:table-cell office:value-type="string" calcext:value-type="string">
            <text:p>Rodz struk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Kopie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l</text:p>
          </table:table-cell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balance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balance(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i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balance()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i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balance()</text:p>
          </table:table-cell>
          <table:table-cell office:value-type="float" office:value="279" calcext:value-type="float">
            <text:p>27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blic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balance()</text:p>
          </table:table-cell>
          <table:table-cell office:value-type="float" office:value="1086" calcext:value-type="float">
            <text:p>108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36" calcext:value-type="float">
            <text:p>3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blic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amp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balance()</text:p>
          </table:table-cell>
          <table:table-cell office:value-type="float" office:value="4497" calcext:value-type="float">
            <text:p>44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contains()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216" calcext:value-type="float">
            <text:p>21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abli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bl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&amp;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office:value-type="string" calcext:value-type="string">
            <text:p>insert(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i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office:value-type="string" calcext:value-type="string">
            <text:p>insert()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bli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office:value-type="string" calcext:value-type="string">
            <text:p>insert()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vl</text:p>
          </table:table-cell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482" calcext:value-type="float">
            <text:p>48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blic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2671" calcext:value-type="float">
            <text:p>267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ablic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amp;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&amp;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bli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&amp;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&amp;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ic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&amp;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&amp;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blica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bl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131" calcext:value-type="float">
            <text:p>1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abli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521" calcext:value-type="float">
            <text:p>5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abli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3185" calcext:value-type="float">
            <text:p>318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ablic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Delete() + DS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&amp;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&amp;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amp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Delete() + DSW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s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&amp;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&amp;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&amp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Delete() + DSW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&amp;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&amp;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\</text:p>
          </table:table-cell>
          <table:table-cell table:number-columns-repeated="5"/>
          <table:table-cell office:value-type="string" calcext:value-type="string">
            <text:p>Delete() + DSW</text:p>
          </table:table-cell>
          <table:table-cell office:value-type="float" office:value="267" calcext:value-type="float">
            <text:p>2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ista</text:p>
          </table:table-cell>
          <table:table-cell table:number-columns-repeated="17"/>
          <table:table-cell office:value-type="string" calcext:value-type="string">
            <text:p>Delete() + DSW</text:p>
          </table:table-cell>
          <table:table-cell office:value-type="float" office:value="1063" calcext:value-type="float">
            <text:p>106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ista</text:p>
          </table:table-cell>
          <table:table-cell table:number-columns-repeated="17"/>
          <table:table-cell office:value-type="string" calcext:value-type="string">
            <text:p>Delete() + DSW</text:p>
          </table:table-cell>
          <table:table-cell office:value-type="float" office:value="4377" calcext:value-type="float">
            <text:p>437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st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st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ist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Równoważeni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uwanie + DSW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odawanie + DSW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s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ist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amp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ist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amp;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&amp;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&amp;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146" calcext:value-type="float">
            <text:p>14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st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amp;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&amp;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&amp;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Insert() + DS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561" calcext:value-type="float">
            <text:p>56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st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&amp;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&amp;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&amp;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Insert() + DSW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3029" calcext:value-type="float">
            <text:p>302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ist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4639" calcext:value-type="float">
            <text:p>1463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\</text:p>
          </table:table-cell>
          <table:table-cell table:number-columns-repeated="8"/>
          <table:table-cell office:value-type="string" calcext:value-type="string">
            <text:p>Insert() + DSW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sta</text:p>
          </table:table-cell>
          <table:table-cell table:number-columns-repeated="17"/>
          <table:table-cell office:value-type="string" calcext:value-type="string">
            <text:p>Insert() + DSW</text:p>
          </table:table-cell>
          <table:table-cell office:value-type="float" office:value="136" calcext:value-type="float">
            <text:p>13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a</text:p>
          </table:table-cell>
          <table:table-cell table:number-columns-repeated="17"/>
          <table:table-cell office:value-type="string" calcext:value-type="string">
            <text:p>Insert() + DSW</text:p>
          </table:table-cell>
          <table:table-cell office:value-type="float" office:value="543" calcext:value-type="float">
            <text:p>5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ista</text:p>
          </table:table-cell>
          <table:table-cell table:number-columns-repeated="17"/>
          <table:table-cell office:value-type="string" calcext:value-type="string">
            <text:p>Insert() + DSW</text:p>
          </table:table-cell>
          <table:table-cell office:value-type="float" office:value="2212" calcext:value-type="float">
            <text:p>22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ista</text:p>
          </table:table-cell>
          <table:table-cell table:number-columns-repeated="17"/>
          <table:table-cell office:value-type="string" calcext:value-type="string">
            <text:p>Insert() + DSW</text:p>
          </table:table-cell>
          <table:table-cell office:value-type="float" office:value="14639" calcext:value-type="float">
            <text:p>1463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135" calcext:value-type="float">
            <text:p>1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ist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494" calcext:value-type="float">
            <text:p>49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st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2512" calcext:value-type="float">
            <text:p>251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ista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217" calcext:value-type="float">
            <text:p>21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1287" calcext:value-type="float">
            <text:p>128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eap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ntains()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lete()</text:p>
          </table:table-cell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nsert()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st</text:p>
          </table:table-cell>
          <table:table-cell table:number-columns-repeated="25"/>
        </table:table-row>
      </table:table>
      <table:table table:name="Sheet2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add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14639" calcext:value-type="float">
            <text:p>1463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avl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contains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kopiec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list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(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,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tablica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>
          <table:table-cell office:value-type="string" calcext:value-type="string">
            <text:p>delete + DSW</text:p>
          </table:table-cell>
          <table:table-cell table:style-name="ce1" office:value-type="string" calcext:value-type="string">
            <text:p>(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,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<text:s/>bst</text:p>
          </table:table-cell>
          <table:table-cell/>
        </table:table-row>
        <table:table-row table:style-name="ro1" table:number-rows-repeated="104845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Z2:Sheet1.AC1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2:Sheet2.G116" table:contains-header="false">
          <table:sort>
            <table:sort-by table:field-number="0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01:28:56.774918461</meta:creation-date>
    <dc:date>2019-04-12T07:10:39.751183809</dc:date>
    <meta:editing-duration>PT4H40M40S</meta:editing-duration>
    <meta:editing-cycles>3</meta:editing-cycles>
    <meta:generator>LibreOffice/6.1.5.2$Linux_X86_64 LibreOffice_project/10$Build-2</meta:generator>
    <meta:document-statistic meta:table-count="2" meta:cell-count="1628" meta:object-count="0"/>
  </office:meta>
</office:document-meta>
</file>